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900000231EFD85FD34BC2F67A.png" manifest:media-type="image/png"/>
  <manifest:file-entry manifest:full-path="Pictures/10004D500000357E000025DB987EE261FFDEA4C0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5da2e" officeooo:paragraph-rsid="0015da2e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445in" svg:y="-0.022in" svg:width="4.0508in" svg:height="2.8665in" draw:z-index="0"><draw:image xlink:href="Pictures/10004D500000357E000025DB987EE261FFDEA4C0.svg" xlink:type="simple" xlink:show="embed" xlink:actuate="onLoad" loext:mime-type="image/svg+xml"/><draw:image xlink:href="Pictures/100002010000031900000231EFD85FD34BC2F67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9-05-12T17:17:13.259671700</dc:date>
    <meta:editing-duration>PT17M9S</meta:editing-duration>
    <meta:editing-cycles>5</meta:editing-cycles>
    <meta:generator>LibreOffice/6.0.4.2$MacOSX_X86_64 LibreOffice_project/9b0d9b32d5dcda91d2f1a96dc04c645c450872bf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